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7.7083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2.0874in"/>
    </style:style>
    <style:style style:name="co5" style:family="table-column">
      <style:table-column-properties fo:break-before="auto" style:column-width="1.8189in"/>
    </style:style>
    <style:style style:name="co6" style:family="table-column">
      <style:table-column-properties fo:break-before="auto" style:column-width="1.570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0.444">
            <text:p>10.444</text:p>
          </table:table-cell>
          <table:table-cell office:value-type="string">
            <text:p>Direct Housing_Natural Disaster Loans and Grants</text:p>
          </table:table-cell>
          <table:table-cell office:value-type="string">
            <text:p>consistency</text:p>
          </table:table-cell>
          <table:table-cell office:value-type="currency" office:currency="USD" office:value="5000">
            <text:p>$5,000</text:p>
          </table:table-cell>
          <table:table-cell office:value-type="currency" office:currency="USD" office:value="193731">
            <text:p>$193,731</text:p>
          </table:table-cell>
          <table:table-cell table:formula="of:=[.D1]-[.E1]" office:value-type="currency" office:currency="USD" office:value="-188731">
            <text:p>-$188,731</text:p>
          </table:table-cell>
          <table:table-cell/>
          <table:table-cell table:formula="of:=SUM([.E1:.E5])" office:value-type="currency" office:currency="USD" office:value="509272804">
            <text:p>$509,272,804</text:p>
          </table:table-cell>
        </table:table-row>
        <table:table-row table:style-name="ro1">
          <table:table-cell office:value-type="float" office:value="10.099">
            <text:p>10.099</text:p>
          </table:table-cell>
          <table:table-cell office:value-type="string">
            <text:p>Conservation Loans </text:p>
          </table:table-cell>
          <table:table-cell office:value-type="string">
            <text:p>consistency</text:p>
          </table:table-cell>
          <table:table-cell office:value-type="currency" office:currency="USD" office:value="150000000">
            <text:p>$150,000,000</text:p>
          </table:table-cell>
          <table:table-cell office:value-type="currency" office:currency="USD" office:value="5085770">
            <text:p>$5,085,770</text:p>
          </table:table-cell>
          <table:table-cell table:formula="of:=[.D2]-[.E2]" office:value-type="currency" office:currency="USD" office:value="144914230">
            <text:p>$144,914,230</text:p>
          </table:table-cell>
          <table:table-cell table:number-columns-repeated="2"/>
        </table:table-row>
        <table:table-row table:style-name="ro1">
          <table:table-cell office:value-type="float" office:value="10.405">
            <text:p>10.405</text:p>
          </table:table-cell>
          <table:table-cell office:value-type="string">
            <text:p>Farm Labor Housing Loans and Grants</text:p>
          </table:table-cell>
          <table:table-cell office:value-type="string">
            <text:p>consistency</text:p>
          </table:table-cell>
          <table:table-cell office:value-type="currency" office:currency="USD" office:value="37000000">
            <text:p>$37,000,000</text:p>
          </table:table-cell>
          <table:table-cell office:value-type="currency" office:currency="USD" office:value="13606447">
            <text:p>$13,606,447</text:p>
          </table:table-cell>
          <table:table-cell table:formula="of:=[.D3]-[.E3]" office:value-type="currency" office:currency="USD" office:value="23393553">
            <text:p>$23,393,553</text:p>
          </table:table-cell>
          <table:table-cell table:number-columns-repeated="2"/>
        </table:table-row>
        <table:table-row table:style-name="ro1">
          <table:table-cell office:value-type="float" office:value="10.865">
            <text:p>10.865</text:p>
          </table:table-cell>
          <table:table-cell office:value-type="string">
            <text:p>Biorefinery Assistance</text:p>
          </table:table-cell>
          <table:table-cell office:value-type="string">
            <text:p>consistency</text:p>
          </table:table-cell>
          <table:table-cell office:value-type="currency" office:currency="USD" office:value="189848">
            <text:p>$189,848</text:p>
          </table:table-cell>
          <table:table-cell office:value-type="currency" office:currency="USD" office:value="54500000">
            <text:p>$54,500,000</text:p>
          </table:table-cell>
          <table:table-cell table:formula="of:=[.D4]-[.E4]" office:value-type="currency" office:currency="USD" office:value="-54310152">
            <text:p>-$54,310,152</text:p>
          </table:table-cell>
          <table:table-cell table:number-columns-repeated="2"/>
        </table:table-row>
        <table:table-row table:style-name="ro1">
          <table:table-cell office:value-type="float" office:value="10.445">
            <text:p>10.445</text:p>
          </table:table-cell>
          <table:table-cell office:value-type="string">
            <text:p>Direct Housing_Natural Disaster</text:p>
          </table:table-cell>
          <table:table-cell office:value-type="string">
            <text:p>consistency</text:p>
          </table:table-cell>
          <table:table-cell office:value-type="currency" office:currency="USD" office:value="20000000">
            <text:p>$20,000,000</text:p>
          </table:table-cell>
          <table:table-cell office:value-type="currency" office:currency="USD" office:value="435886856">
            <text:p>$435,886,856</text:p>
          </table:table-cell>
          <table:table-cell table:formula="of:=[.D5]-[.E5]" office:value-type="currency" office:currency="USD" office:value="-415886856">
            <text:p>-$415,886,856</text:p>
          </table:table-cell>
          <table:table-cell table:number-columns-repeated="2"/>
        </table:table-row>
        <table:table-row table:style-name="ro1">
          <table:table-cell office:value-type="float" office:value="10.411">
            <text:p>10.411</text:p>
          </table:table-cell>
          <table:table-cell office:value-type="string">
            <text:p>Rural Housing Site Loans and Self_Help Housing Land Development Loans</text:p>
          </table:table-cell>
          <table:table-cell office:value-type="string">
            <text:p>consistency</text:p>
          </table:table-cell>
          <table:table-cell office:value-type="currency" office:currency="USD" office:value="10015000">
            <text:p>$10,015,000</text:p>
          </table:table-cell>
          <table:table-cell/>
          <table:table-cell table:formula="of:=[.D6]-[.E6]" office:value-type="currency" office:currency="USD" office:value="10015000">
            <text:p>$10,015,000</text:p>
          </table:table-cell>
          <table:table-cell table:number-columns-repeated="2"/>
        </table:table-row>
        <table:table-row table:style-name="ro1">
          <table:table-cell office:value-type="float" office:value="10.449">
            <text:p>10.449</text:p>
          </table:table-cell>
          <table:table-cell office:value-type="string">
            <text:p>Boll Weevil Eradication Loan Program</text:p>
          </table:table-cell>
          <table:table-cell office:value-type="string">
            <text:p>consistency</text:p>
          </table:table-cell>
          <table:table-cell office:value-type="currency" office:currency="USD" office:value="100000000">
            <text:p>$100,000,000</text:p>
          </table:table-cell>
          <table:table-cell/>
          <table:table-cell table:formula="of:=[.D7]-[.E7]" office:value-type="currency" office:currency="USD" office:value="100000000">
            <text:p>$100,000,000</text:p>
          </table:table-cell>
          <table:table-cell table:number-columns-repeated="2"/>
        </table:table-row>
        <table:table-row table:style-name="ro1">
          <table:table-cell office:value-type="float" office:value="10.437">
            <text:p>10.437</text:p>
          </table:table-cell>
          <table:table-cell office:value-type="string">
            <text:p>Interest Assistance Program</text:p>
          </table:table-cell>
          <table:table-cell office:value-type="string">
            <text:p>consistency</text:p>
          </table:table-cell>
          <table:table-cell office:value-type="currency" office:currency="USD" office:value="170000000">
            <text:p>$170,000,000</text:p>
          </table:table-cell>
          <table:table-cell/>
          <table:table-cell table:formula="of:=[.D8]-[.E8]" office:value-type="currency" office:currency="USD" office:value="170000000">
            <text:p>$170,000,000</text:p>
          </table:table-cell>
          <table:table-cell table:number-columns-repeated="2"/>
        </table:table-row>
        <table:table-row table:style-name="ro1">
          <table:table-cell office:value-type="float" office:value="84.409">
            <text:p>84.409</text:p>
          </table:table-cell>
          <table:table-cell office:value-type="string">
            <text:p>Civil Legal Assistance Attorney Student Loan Repayment Program</text:p>
          </table:table-cell>
          <table:table-cell office:value-type="string">
            <text:p>consistency</text:p>
          </table:table-cell>
          <table:table-cell office:value-type="currency" office:currency="USD" office:value="5000000">
            <text:p>$5,000,000</text:p>
          </table:table-cell>
          <table:table-cell/>
          <table:table-cell table:formula="of:=[.D9]-[.E9]" office:value-type="currency" office:currency="USD" office:value="5000000">
            <text:p>$5,000,000</text:p>
          </table:table-cell>
          <table:table-cell table:number-columns-repeated="2"/>
        </table:table-row>
        <table:table-row table:style-name="ro1">
          <table:table-cell office:value-type="float" office:value="84.032">
            <text:p>84.032</text:p>
          </table:table-cell>
          <table:table-cell office:value-type="string">
            <text:p>Federal Family Education Loans</text:p>
          </table:table-cell>
          <table:table-cell office:value-type="string">
            <text:p>consistency</text:p>
          </table:table-cell>
          <table:table-cell office:value-type="currency" office:currency="USD" office:value="66964000000">
            <text:p>$66,964,000,000</text:p>
          </table:table-cell>
          <table:table-cell/>
          <table:table-cell table:formula="of:=[.D10]-[.E10]" office:value-type="currency" office:currency="USD" office:value="66964000000">
            <text:p>$66,964,000,000</text:p>
          </table:table-cell>
          <table:table-cell table:number-columns-repeated="2"/>
        </table:table-row>
        <table:table-row table:style-name="ro1">
          <table:table-cell office:value-type="float" office:value="81.126">
            <text:p>81.126</text:p>
          </table:table-cell>
          <table:table-cell office:value-type="string">
            <text:p>Federal Loan Guarantees for Innovative Energy Technologies</text:p>
          </table:table-cell>
          <table:table-cell office:value-type="string">
            <text:p>consistency</text:p>
          </table:table-cell>
          <table:table-cell office:value-type="currency" office:currency="USD" office:value="1090000000">
            <text:p>$1,090,000,000</text:p>
          </table:table-cell>
          <table:table-cell/>
          <table:table-cell table:formula="of:=[.D11]-[.E11]" office:value-type="currency" office:currency="USD" office:value="1090000000">
            <text:p>$1,090,000,000</text:p>
          </table:table-cell>
          <table:table-cell table:number-columns-repeated="2"/>
        </table:table-row>
        <table:table-row table:style-name="ro1">
          <table:table-cell office:value-type="float" office:value="93.264">
            <text:p>93.264</text:p>
          </table:table-cell>
          <table:table-cell office:value-type="string">
            <text:p>Nurse Faculty Loan Program (NFLP)</text:p>
          </table:table-cell>
          <table:table-cell office:value-type="string">
            <text:p>consistency</text:p>
          </table:table-cell>
          <table:table-cell office:value-type="currency" office:currency="USD" office:value="23480276">
            <text:p>$23,480,276</text:p>
          </table:table-cell>
          <table:table-cell/>
          <table:table-cell table:formula="of:=[.D12]-[.E12]" office:value-type="currency" office:currency="USD" office:value="23480276">
            <text:p>$23,480,276</text:p>
          </table:table-cell>
          <table:table-cell table:number-columns-repeated="2"/>
        </table:table-row>
        <table:table-row table:style-name="ro1">
          <table:table-cell office:value-type="float" office:value="93.342">
            <text:p>93.342</text:p>
          </table:table-cell>
          <table:table-cell office:value-type="string">
            <text:p>Health Professions Student Loans, Including Primary Care Loans/Loans for Disadvantaged Students</text:p>
          </table:table-cell>
          <table:table-cell office:value-type="string">
            <text:p>consistency</text:p>
          </table:table-cell>
          <table:table-cell office:value-type="currency" office:currency="USD" office:value="20171302">
            <text:p>$20,171,302</text:p>
          </table:table-cell>
          <table:table-cell/>
          <table:table-cell table:formula="of:=[.D13]-[.E13]" office:value-type="currency" office:currency="USD" office:value="20171302">
            <text:p>$20,171,302</text:p>
          </table:table-cell>
          <table:table-cell table:number-columns-repeated="2"/>
        </table:table-row>
        <table:table-row table:style-name="ro1">
          <table:table-cell office:value-type="float" office:value="93.364">
            <text:p>93.364</text:p>
          </table:table-cell>
          <table:table-cell office:value-type="string">
            <text:p>Nursing Student Loans</text:p>
          </table:table-cell>
          <table:table-cell office:value-type="string">
            <text:p>consistency</text:p>
          </table:table-cell>
          <table:table-cell office:value-type="currency" office:currency="USD" office:value="1073242">
            <text:p>$1,073,242</text:p>
          </table:table-cell>
          <table:table-cell/>
          <table:table-cell table:formula="of:=[.D14]-[.E14]" office:value-type="currency" office:currency="USD" office:value="1073242">
            <text:p>$1,073,242</text:p>
          </table:table-cell>
          <table:table-cell table:number-columns-repeated="2"/>
        </table:table-row>
        <table:table-row table:style-name="ro1">
          <table:table-cell office:value-type="float" office:value="14.11">
            <text:p>14.11</text:p>
          </table:table-cell>
          <table:table-cell office:value-type="string">
            <text:p>Manufactured Home Loan Insurance_Financing Purchase of Manufactured Homes as Principal Residences of Borrowers</text:p>
          </table:table-cell>
          <table:table-cell office:value-type="string">
            <text:p>consistency</text:p>
          </table:table-cell>
          <table:table-cell office:value-type="currency" office:currency="USD" office:value="120000000">
            <text:p>$120,000,000</text:p>
          </table:table-cell>
          <table:table-cell/>
          <table:table-cell table:formula="of:=[.D15]-[.E15]" office:value-type="currency" office:currency="USD" office:value="120000000">
            <text:p>$120,000,000</text:p>
          </table:table-cell>
          <table:table-cell table:number-columns-repeated="2"/>
        </table:table-row>
        <table:table-row table:style-name="ro1">
          <table:table-cell office:value-type="float" office:value="14.117">
            <text:p>14.117</text:p>
          </table:table-cell>
          <table:table-cell office:value-type="string">
            <text:p>Mortgage Insurance_Homes</text:p>
          </table:table-cell>
          <table:table-cell office:value-type="string">
            <text:p>consistency</text:p>
          </table:table-cell>
          <table:table-cell office:value-type="currency" office:currency="USD" office:value="299953826000">
            <text:p>$299,953,826,000</text:p>
          </table:table-cell>
          <table:table-cell/>
          <table:table-cell table:formula="of:=[.D16]-[.E16]" office:value-type="currency" office:currency="USD" office:value="299953826000">
            <text:p>$299,953,826,000</text:p>
          </table:table-cell>
          <table:table-cell table:number-columns-repeated="2"/>
        </table:table-row>
        <table:table-row table:style-name="ro1">
          <table:table-cell office:value-type="float" office:value="14.128">
            <text:p>14.128</text:p>
          </table:table-cell>
          <table:table-cell office:value-type="string">
            <text:p>Mortgage Insurance_Hospitals</text:p>
          </table:table-cell>
          <table:table-cell office:value-type="string">
            <text:p>consistency</text:p>
          </table:table-cell>
          <table:table-cell office:value-type="currency" office:currency="USD" office:value="3450000000">
            <text:p>$3,450,000,000</text:p>
          </table:table-cell>
          <table:table-cell/>
          <table:table-cell table:formula="of:=[.D17]-[.E17]" office:value-type="currency" office:currency="USD" office:value="3450000000">
            <text:p>$3,450,000,000</text:p>
          </table:table-cell>
          <table:table-cell table:number-columns-repeated="2"/>
        </table:table-row>
        <table:table-row table:style-name="ro1">
          <table:table-cell office:value-type="float" office:value="14.129">
            <text:p>14.129</text:p>
          </table:table-cell>
          <table:table-cell office:value-type="string">
            <text:p>Mortgage Insurance_Nursing Homes, Intermediate Care Facilities, Board and Care Homes and Assisted Living Facilities</text:p>
          </table:table-cell>
          <table:table-cell office:value-type="string">
            <text:p>consistency</text:p>
          </table:table-cell>
          <table:table-cell office:value-type="currency" office:currency="USD" office:value="2650000000">
            <text:p>$2,650,000,000</text:p>
          </table:table-cell>
          <table:table-cell/>
          <table:table-cell table:formula="of:=[.D18]-[.E18]" office:value-type="currency" office:currency="USD" office:value="2650000000">
            <text:p>$2,650,000,000</text:p>
          </table:table-cell>
          <table:table-cell table:number-columns-repeated="2"/>
        </table:table-row>
        <table:table-row table:style-name="ro1">
          <table:table-cell office:value-type="float" office:value="14.135">
            <text:p>14.135</text:p>
          </table:table-cell>
          <table:table-cell office:value-type="string">
            <text:p>Mortgage Insurance_Rental and Cooperative Housing for Moderate Income Families and Elderly, Market Interest Rate</text:p>
          </table:table-cell>
          <table:table-cell office:value-type="string">
            <text:p>consistency</text:p>
          </table:table-cell>
          <table:table-cell office:value-type="currency" office:currency="USD" office:value="118000000">
            <text:p>$118,000,000</text:p>
          </table:table-cell>
          <table:table-cell/>
          <table:table-cell table:formula="of:=[.D19]-[.E19]" office:value-type="currency" office:currency="USD" office:value="118000000">
            <text:p>$118,000,000</text:p>
          </table:table-cell>
          <table:table-cell table:number-columns-repeated="2"/>
        </table:table-row>
        <table:table-row table:style-name="ro1">
          <table:table-cell office:value-type="float" office:value="14.142">
            <text:p>14.142</text:p>
          </table:table-cell>
          <table:table-cell office:value-type="string">
            <text:p>Property Improvement Loan Insurance for Improving All Existing Structures and Building of New Nonresidential Structures</text:p>
          </table:table-cell>
          <table:table-cell office:value-type="string">
            <text:p>consistency</text:p>
          </table:table-cell>
          <table:table-cell office:value-type="currency" office:currency="USD" office:value="60000000">
            <text:p>$60,000,000</text:p>
          </table:table-cell>
          <table:table-cell/>
          <table:table-cell table:formula="of:=[.D20]-[.E20]" office:value-type="currency" office:currency="USD" office:value="60000000">
            <text:p>$60,000,000</text:p>
          </table:table-cell>
          <table:table-cell table:number-columns-repeated="2"/>
        </table:table-row>
        <table:table-row table:style-name="ro1">
          <table:table-cell office:value-type="float" office:value="14.151">
            <text:p>14.151</text:p>
          </table:table-cell>
          <table:table-cell office:value-type="string">
            <text:p>Supplemental Loan Insurance_Multifamily Rental Housing</text:p>
          </table:table-cell>
          <table:table-cell office:value-type="string">
            <text:p>consistency</text:p>
          </table:table-cell>
          <table:table-cell office:value-type="currency" office:currency="USD" office:value="25000000">
            <text:p>$25,000,000</text:p>
          </table:table-cell>
          <table:table-cell/>
          <table:table-cell table:formula="of:=[.D21]-[.E21]" office:value-type="currency" office:currency="USD" office:value="25000000">
            <text:p>$25,000,000</text:p>
          </table:table-cell>
          <table:table-cell table:number-columns-repeated="2"/>
        </table:table-row>
        <table:table-row table:style-name="ro1">
          <table:table-cell office:value-type="float" office:value="14.155">
            <text:p>14.155</text:p>
          </table:table-cell>
          <table:table-cell office:value-type="string">
            <text:p>Mortgage Insurance for the Purchase or Refinancing of Existing Multifamily Housing Projects</text:p>
          </table:table-cell>
          <table:table-cell office:value-type="string">
            <text:p>consistency</text:p>
          </table:table-cell>
          <table:table-cell office:value-type="currency" office:currency="USD" office:value="3900000000">
            <text:p>$3,900,000,000</text:p>
          </table:table-cell>
          <table:table-cell/>
          <table:table-cell table:formula="of:=[.D22]-[.E22]" office:value-type="currency" office:currency="USD" office:value="3900000000">
            <text:p>$3,900,000,000</text:p>
          </table:table-cell>
          <table:table-cell table:number-columns-repeated="2"/>
        </table:table-row>
        <table:table-row table:style-name="ro1">
          <table:table-cell office:value-type="float" office:value="14.167">
            <text:p>14.167</text:p>
          </table:table-cell>
          <table:table-cell office:value-type="string">
            <text:p>Mortgage Insurance_Two Year Operating Loss Loans, Section 223(d)</text:p>
          </table:table-cell>
          <table:table-cell office:value-type="string">
            <text:p>consistency</text:p>
          </table:table-cell>
          <table:table-cell office:value-type="currency" office:currency="USD" office:value="4000000">
            <text:p>$4,000,000</text:p>
          </table:table-cell>
          <table:table-cell/>
          <table:table-cell table:formula="of:=[.D23]-[.E23]" office:value-type="currency" office:currency="USD" office:value="4000000">
            <text:p>$4,000,000</text:p>
          </table:table-cell>
          <table:table-cell table:number-columns-repeated="2"/>
        </table:table-row>
        <table:table-row table:style-name="ro1">
          <table:table-cell office:value-type="float" office:value="14.183">
            <text:p>14.183</text:p>
          </table:table-cell>
          <table:table-cell office:value-type="string">
            <text:p>Home Equity Conversion Mortgages</text:p>
          </table:table-cell>
          <table:table-cell office:value-type="string">
            <text:p>consistency</text:p>
          </table:table-cell>
          <table:table-cell office:value-type="currency" office:currency="USD" office:value="16715037124">
            <text:p>$16,715,037,124</text:p>
          </table:table-cell>
          <table:table-cell/>
          <table:table-cell table:formula="of:=[.D24]-[.E24]" office:value-type="currency" office:currency="USD" office:value="16715037124">
            <text:p>$16,715,037,124</text:p>
          </table:table-cell>
          <table:table-cell table:number-columns-repeated="2"/>
        </table:table-row>
        <table:table-row table:style-name="ro1">
          <table:table-cell office:value-type="float" office:value="14.188">
            <text:p>14.188</text:p>
          </table:table-cell>
          <table:table-cell office:value-type="string">
            <text:p>Housing Finance Agencies (HFA) Risk Sharing</text:p>
          </table:table-cell>
          <table:table-cell office:value-type="string">
            <text:p>consistency</text:p>
          </table:table-cell>
          <table:table-cell office:value-type="currency" office:currency="USD" office:value="300000000">
            <text:p>$300,000,000</text:p>
          </table:table-cell>
          <table:table-cell/>
          <table:table-cell table:formula="of:=[.D25]-[.E25]" office:value-type="currency" office:currency="USD" office:value="300000000">
            <text:p>$300,000,000</text:p>
          </table:table-cell>
          <table:table-cell table:number-columns-repeated="2"/>
        </table:table-row>
        <table:table-row table:style-name="ro1">
          <table:table-cell office:value-type="float" office:value="14.189">
            <text:p>14.189</text:p>
          </table:table-cell>
          <table:table-cell office:value-type="string">
            <text:p>Qualified Participating Entities (QPE) Risk Sharing</text:p>
          </table:table-cell>
          <table:table-cell office:value-type="string">
            <text:p>consistency</text:p>
          </table:table-cell>
          <table:table-cell office:value-type="currency" office:currency="USD" office:value="30000000">
            <text:p>$30,000,000</text:p>
          </table:table-cell>
          <table:table-cell/>
          <table:table-cell table:formula="of:=[.D26]-[.E26]" office:value-type="currency" office:currency="USD" office:value="30000000">
            <text:p>$30,000,000</text:p>
          </table:table-cell>
          <table:table-cell table:number-columns-repeated="2"/>
        </table:table-row>
        <table:table-row table:style-name="ro1">
          <table:table-cell office:value-type="float" office:value="14.248">
            <text:p>14.248</text:p>
          </table:table-cell>
          <table:table-cell office:value-type="string">
            <text:p>Community Development Block Grants_Section 108 Loan Guarantees</text:p>
          </table:table-cell>
          <table:table-cell office:value-type="string">
            <text:p>consistency</text:p>
          </table:table-cell>
          <table:table-cell office:value-type="currency" office:currency="USD" office:value="275000000">
            <text:p>$275,000,000</text:p>
          </table:table-cell>
          <table:table-cell/>
          <table:table-cell table:formula="of:=[.D27]-[.E27]" office:value-type="currency" office:currency="USD" office:value="275000000">
            <text:p>$275,000,000</text:p>
          </table:table-cell>
          <table:table-cell table:number-columns-repeated="2"/>
        </table:table-row>
        <table:table-row table:style-name="ro1">
          <table:table-cell office:value-type="float" office:value="14.865">
            <text:p>14.865</text:p>
          </table:table-cell>
          <table:table-cell office:value-type="string">
            <text:p>Public and Indian Housing_Indian Loan Guarantee Program</text:p>
          </table:table-cell>
          <table:table-cell office:value-type="string">
            <text:p>consistency</text:p>
          </table:table-cell>
          <table:table-cell office:value-type="currency" office:currency="USD" office:value="919000000">
            <text:p>$919,000,000</text:p>
          </table:table-cell>
          <table:table-cell/>
          <table:table-cell table:formula="of:=[.D28]-[.E28]" office:value-type="currency" office:currency="USD" office:value="919000000">
            <text:p>$919,000,000</text:p>
          </table:table-cell>
          <table:table-cell table:number-columns-repeated="2"/>
        </table:table-row>
        <table:table-row table:style-name="ro1">
          <table:table-cell office:value-type="float" office:value="14.869">
            <text:p>14.869</text:p>
          </table:table-cell>
          <table:table-cell office:value-type="string">
            <text:p>Title VI Federal Guarantees for Financing Tribal Housing Activities</text:p>
          </table:table-cell>
          <table:table-cell office:value-type="string">
            <text:p>consistency</text:p>
          </table:table-cell>
          <table:table-cell office:value-type="currency" office:currency="USD" office:value="18000000">
            <text:p>$18,000,000</text:p>
          </table:table-cell>
          <table:table-cell/>
          <table:table-cell table:formula="of:=[.D29]-[.E29]" office:value-type="currency" office:currency="USD" office:value="18000000">
            <text:p>$18,000,000</text:p>
          </table:table-cell>
          <table:table-cell table:number-columns-repeated="2"/>
        </table:table-row>
        <table:table-row table:style-name="ro1">
          <table:table-cell office:value-type="float" office:value="14.874">
            <text:p>14.874</text:p>
          </table:table-cell>
          <table:table-cell office:value-type="string">
            <text:p>Loan Guarantees for Native Hawaiian Housing </text:p>
          </table:table-cell>
          <table:table-cell office:value-type="string">
            <text:p>consistency</text:p>
          </table:table-cell>
          <table:table-cell office:value-type="currency" office:currency="USD" office:value="41504000">
            <text:p>$41,504,000</text:p>
          </table:table-cell>
          <table:table-cell/>
          <table:table-cell table:formula="of:=[.D30]-[.E30]" office:value-type="currency" office:currency="USD" office:value="41504000">
            <text:p>$41,504,000</text:p>
          </table:table-cell>
          <table:table-cell table:number-columns-repeated="2"/>
        </table:table-row>
        <table:table-row table:style-name="ro1">
          <table:table-cell office:value-type="float" office:value="20.316">
            <text:p>20.316</text:p>
          </table:table-cell>
          <table:table-cell office:value-type="string">
            <text:p>Railroad Rehabilitation and Improvement Financing Program</text:p>
          </table:table-cell>
          <table:table-cell office:value-type="string">
            <text:p>consistency</text:p>
          </table:table-cell>
          <table:table-cell office:value-type="currency" office:currency="USD" office:value="600000000">
            <text:p>$600,000,000</text:p>
          </table:table-cell>
          <table:table-cell/>
          <table:table-cell table:formula="of:=[.D31]-[.E31]" office:value-type="currency" office:currency="USD" office:value="600000000">
            <text:p>$600,000,000</text:p>
          </table:table-cell>
          <table:table-cell table:number-columns-repeated="2"/>
        </table:table-row>
        <table:table-row table:style-name="ro1">
          <table:table-cell office:value-type="float" office:value="20.802">
            <text:p>20.802</text:p>
          </table:table-cell>
          <table:table-cell office:value-type="string">
            <text:p>Federal Ship Financing Guarantees</text:p>
          </table:table-cell>
          <table:table-cell office:value-type="string">
            <text:p>consistency</text:p>
          </table:table-cell>
          <table:table-cell office:value-type="currency" office:currency="USD" office:value="1420000">
            <text:p>$1,420,000</text:p>
          </table:table-cell>
          <table:table-cell/>
          <table:table-cell table:formula="of:=[.D32]-[.E32]" office:value-type="currency" office:currency="USD" office:value="1420000">
            <text:p>$1,420,000</text:p>
          </table:table-cell>
          <table:table-cell table:number-columns-repeated="2"/>
        </table:table-row>
        <table:table-row table:style-name="ro1">
          <table:table-cell office:value-type="float" office:value="64.116">
            <text:p>64.116</text:p>
          </table:table-cell>
          <table:table-cell office:value-type="string">
            <text:p>Vocational Rehabilitation for Disabled Veterans</text:p>
          </table:table-cell>
          <table:table-cell office:value-type="string">
            <text:p>consistency</text:p>
          </table:table-cell>
          <table:table-cell office:value-type="currency" office:currency="USD" office:value="2298000">
            <text:p>$2,298,000</text:p>
          </table:table-cell>
          <table:table-cell/>
          <table:table-cell table:formula="of:=[.D33]-[.E33]" office:value-type="currency" office:currency="USD" office:value="2298000">
            <text:p>$2,298,000</text:p>
          </table:table-cell>
          <table:table-cell table:number-columns-repeated="2"/>
        </table:table-row>
        <table:table-row table:style-name="ro1">
          <table:table-cell office:value-type="float" office:value="70.002">
            <text:p>70.002</text:p>
          </table:table-cell>
          <table:table-cell office:value-type="string">
            <text:p>Foreign Investment Financing</text:p>
          </table:table-cell>
          <table:table-cell office:value-type="string">
            <text:p>consistency</text:p>
          </table:table-cell>
          <table:table-cell office:value-type="currency" office:currency="USD" office:value="2350000000">
            <text:p>$2,350,000,000</text:p>
          </table:table-cell>
          <table:table-cell/>
          <table:table-cell table:formula="of:=[.D34]-[.E34]" office:value-type="currency" office:currency="USD" office:value="2350000000">
            <text:p>$2,350,000,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D1:.D34])" office:value-type="currency" office:currency="USD" office:value="400124019792">
            <text:p>$400,124,019,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onreported</text:p>
          </table:table-cell>
          <table:table-cell table:formula="of:=SUM([.D6:.D34])" office:value-type="currency" office:currency="USD" office:value="399916824944">
            <text:p>$399,916,824,94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[.E39]/[.E38]" office:value-type="percentage" office:value="0.999482173431858">
            <text:p>99.95%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84.268">
            <text:p>84.268</text:p>
          </table:table-cell>
          <table:table-cell office:value-type="string">
            <text:p>Federal Direct Student Loans</text:p>
          </table:table-cell>
          <table:table-cell office:value-type="string">
            <text:p>consistency</text:p>
          </table:table-cell>
          <table:table-cell office:value-type="currency" office:currency="USD" office:value="88359000000">
            <text:p>$88,359,000,000</text:p>
          </table:table-cell>
          <table:table-cell office:value-type="currency" office:currency="USD" office:value="7906813463296">
            <text:p>$7,906,813,463,296</text:p>
          </table:table-cell>
          <table:table-cell table:formula="of:=[.D43]-[.E43]" office:value-type="currency" office:currency="USD" office:value="-7818454463296">
            <text:p>-$7,818,454,463,296</text:p>
          </table:table-cell>
          <table:table-cell table:number-columns-repeated="2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Sheet1.A1:Sheet1.AMJ3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6/09/2011</text:date>, <text:time>18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9T18:08:38</dc:date>
    <dc:creator>kaitlin </dc:creator>
    <meta:document-statistic meta:table-count="1" meta:cell-count="216" meta:object-count="0"/>
    <meta:generator>OpenOffice.org/3.2$Unix OpenOffice.org_project/320m12$Build-9483</meta:generator>
  </office:meta>
</office:document-meta>
</file>